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" manifest:full-path="Pictures/2000023600002305000012CD107AE5F9.wmf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42pt" fo:font-style="normal" style:font-family-asian="微软雅黑" style:font-style-name-asian="标准" style:font-family-generic-asian="swiss" style:font-pitch-asian="variable" style:font-size-asian="66pt" style:font-weight-asian="bold" style:font-size-complex="24pt"/>
    </style:style>
    <style:style style:name="P2" style:family="paragraph">
      <style:text-properties fo:font-size="36pt" style:font-family-asian="微软雅黑" style:font-style-name-asian="标准" style:font-family-generic-asian="swiss" style:font-pitch-asian="variable" style:font-size-asian="36pt" style:font-weight-asian="bold" style:font-size-complex="24pt"/>
    </style:style>
    <style:style style:name="P3" style:family="paragraph">
      <style:text-properties fo:color="#99284c" fo:font-size="24pt" style:font-family-asian="宋体" style:font-pitch-asian="variable" style:font-size-asian="26pt" style:font-size-complex="24pt"/>
    </style:style>
    <style:style style:name="P4" style:family="paragraph">
      <style:text-properties fo:font-size="26pt" style:font-family-asian="宋体" style:font-style-name-asian="标准" style:font-pitch-asian="variable" style:font-size-asian="26pt" style:font-size-complex="24pt"/>
    </style:style>
    <style:style style:name="P5" style:family="paragraph">
      <style:text-properties fo:font-size="42pt" fo:font-style="normal" style:font-family-asian="微软雅黑" style:font-style-name-asian="标准" style:font-family-generic-asian="swiss" style:font-pitch-asian="variable" style:font-size-asian="42pt" style:font-weight-asian="bold" style:font-size-complex="24pt"/>
    </style:style>
    <style:style style:name="P6" style:family="paragraph">
      <style:text-properties fo:color="#99284c" fo:font-size="26pt" style:font-size-asian="26pt" style:font-size-complex="24pt"/>
    </style:style>
    <style:style style:name="P7" style:family="paragraph">
      <style:text-properties fo:font-size="36pt" fo:font-style="normal" style:font-family-asian="微软雅黑" style:font-style-name-asian="粗体" style:font-family-generic-asian="swiss" style:font-pitch-asian="variable" style:font-size-asian="36pt" style:font-weight-asian="bold" style:font-size-complex="24pt"/>
    </style:style>
    <style:style style:name="P8" style:family="paragraph">
      <style:text-properties fo:color="#99284c" fo:font-size="24pt" style:font-size-asian="24pt" style:font-size-complex="24pt"/>
    </style:style>
    <style:style style:name="P9" style:family="paragraph">
      <style:text-properties fo:font-size="36pt" fo:font-style="normal" style:font-size-asian="36pt" style:font-weight-asian="bold" style:font-size-complex="24pt"/>
    </style:style>
    <style:style style:name="P10" style:family="paragraph">
      <style:text-properties fo:color="#99284c"/>
    </style:style>
    <style:style style:name="P11" style:family="paragraph">
      <style:text-properties fo:color="#99284c" fo:font-size="24pt" fo:font-weight="bold" style:font-size-asian="24pt" style:font-weight-asian="bold" style:font-size-complex="24pt"/>
    </style:style>
    <style:style style:name="T1" style:family="text">
      <style:text-properties fo:font-size="42pt" fo:font-style="normal" style:font-family-asian="微软雅黑" style:font-style-name-asian="标准" style:font-family-generic-asian="swiss" style:font-pitch-asian="variable" style:font-size-asian="66pt" style:font-weight-asian="bold" style:font-size-complex="24pt"/>
    </style:style>
    <style:style style:name="T2" style:family="text">
      <style:text-properties fo:font-size="36pt" style:font-family-asian="微软雅黑" style:font-style-name-asian="标准" style:font-family-generic-asian="swiss" style:font-pitch-asian="variable" style:font-size-asian="36pt" style:font-weight-asian="bold" style:font-size-complex="24pt"/>
    </style:style>
    <style:style style:name="T3" style:family="text">
      <style:text-properties fo:color="#99284c" fo:font-size="26pt" style:font-family-asian="宋体" style:font-pitch-asian="variable" style:font-size-asian="26pt" style:font-size-complex="24pt"/>
    </style:style>
    <style:style style:name="T4" style:family="text">
      <style:text-properties fo:color="#99284c" fo:font-size="24pt" style:font-family-asian="楷体" style:font-style-name-asian="标准" style:font-family-generic-asian="modern" style:font-pitch-asian="fixed" style:font-size-asian="26pt" style:font-size-complex="28pt"/>
    </style:style>
    <style:style style:name="T5" style:family="text">
      <style:text-properties fo:color="#99284c" style:font-family-asian="宋体" style:font-pitch-asian="variable" style:font-size-asian="26pt"/>
    </style:style>
    <style:style style:name="T6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8pt"/>
    </style:style>
    <style:style style:name="T7" style:family="text">
      <style:text-properties fo:color="#99284c" fo:font-size="26pt" style:font-family-asian="宋体" style:font-style-name-asian="标准" style:font-pitch-asian="variable" style:font-size-asian="26pt" style:font-size-complex="24pt"/>
    </style:style>
    <style:style style:name="T8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9" style:family="text">
      <style:text-properties fo:color="#99284c" fo:font-size="22pt" style:font-family-asian="楷体" style:font-style-name-asian="标准" style:font-family-generic-asian="modern" style:font-pitch-asian="fixed" style:font-size-asian="22pt" style:font-size-complex="24pt"/>
    </style:style>
    <style:style style:name="T10" style:family="text">
      <style:text-properties fo:font-size="42pt" fo:font-style="normal" style:font-family-asian="微软雅黑" style:font-style-name-asian="标准" style:font-family-generic-asian="swiss" style:font-pitch-asian="variable" style:font-size-asian="42pt" style:font-weight-asian="bold" style:font-size-complex="24pt"/>
    </style:style>
    <style:style style:name="T11" style:family="text">
      <style:text-properties fo:color="#99284c" fo:font-size="26pt" style:font-size-asian="26pt" style:font-size-complex="24pt"/>
    </style:style>
    <style:style style:name="T12" style:family="text">
      <style:text-properties fo:color="#99284c" fo:font-size="24pt" style:font-size-asian="24pt" style:font-size-complex="24pt"/>
    </style:style>
    <style:style style:name="T13" style:family="text">
      <style:text-properties fo:font-size="36pt" fo:font-style="normal" style:font-family-asian="微软雅黑" style:font-style-name-asian="粗体" style:font-family-generic-asian="swiss" style:font-pitch-asian="variable" style:font-size-asian="36pt" style:font-weight-asian="bold" style:font-size-complex="24pt"/>
    </style:style>
    <style:style style:name="T14" style:family="text">
      <style:text-properties fo:font-size="36pt" fo:font-style="normal" style:font-size-asian="36pt" style:font-weight-asian="bold" style:font-size-complex="24pt"/>
    </style:style>
    <style:style style:name="T15" style:family="text">
      <style:text-properties fo:color="#99284c" fo:font-size="16pt" style:font-size-asian="16pt" style:font-size-complex="24pt"/>
    </style:style>
    <style:style style:name="T16" style:family="text">
      <style:text-properties fo:color="#99284c" fo:font-size="18pt" style:font-size-asian="18pt" style:font-size-complex="24pt"/>
    </style:style>
    <style:style style:name="T17" style:family="text">
      <style:text-properties fo:color="#99284c" fo:font-size="18pt" style:font-family-asian="宋体" style:font-style-name-asian="标准" style:font-pitch-asian="variable" style:font-size-asian="18pt" style:font-size-complex="24pt"/>
    </style:style>
    <style:style style:name="T18" style:family="text">
      <style:text-properties fo:color="#99284c"/>
    </style:style>
    <style:style style:name="T19" style:family="text">
      <style:text-properties fo:color="#99284c" fo:font-size="22pt" style:font-family-asian="宋体" style:font-style-name-asian="标准" style:font-pitch-asian="variable" style:font-size-asian="22pt" style:font-size-complex="28pt"/>
    </style:style>
    <style:style style:name="T20" style:family="text">
      <style:text-properties fo:color="#99284c" fo:font-size="22pt" style:font-family-asian="宋体" style:font-style-name-asian="标准" style:font-pitch-asian="variable" style:font-size-asian="22pt" style:font-size-complex="24pt"/>
    </style:style>
    <style:style style:name="T21" style:family="text">
      <style:text-properties fo:color="#99284c" fo:font-size="22pt" style:font-family-asian="宋体" style:font-style-name-asian="标准" style:font-pitch-asian="variable" style:font-size-asian="22pt" style:font-size-complex="24pt"/>
    </style:style>
    <style:style style:name="T22" style:family="text">
      <style:text-properties fo:color="#99284c" fo:font-size="24pt" fo:font-weight="bold" style:font-size-asian="24pt" style:font-weight-asian="bold" style:font-size-complex="24pt"/>
    </style:style>
    <style:style style:name="T23" style:family="text">
      <style:text-properties fo:color="#99284c" fo:font-size="18pt" fo:font-weight="bold" style:font-size-asian="18pt" style:font-weight-asian="bold" style:font-size-complex="24pt"/>
    </style:style>
    <style:style style:name="T24" style:family="text">
      <style:text-properties fo:color="#99284c" fo:font-size="18pt" fo:font-weight="bold" style:font-family-asian="宋体" style:font-style-name-asian="粗体" style:font-pitch-asian="variable" style:font-size-asian="18pt" style:font-weight-asian="bold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13cm" svg:y="6.894cm" presentation:class="title" presentation:user-transformed="true">
          <draw:text-box>
            <text:p><text:span text:style-name="T1">浅谈服务器编程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服务器应用在哪些场合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Web</text:span><text:span text:style-name="T3">应用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淘宝、微博、人人网、优酷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在线游戏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手游、端游、页游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日常应用软件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QQ</text:span><text:span text:style-name="T6">、暴风影音、迅雷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手机应用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微信、陌陌、百度地图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 presentation:user-transformed="true">
          <draw:text-box>
            <text:p><text:span text:style-name="T2">服务器端的作用</text:span></text:p>
          </draw:text-box>
        </draw:frame>
        <draw:frame presentation:style-name="pr4" draw:text-style-name="P4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7">为用户提供可更新的服务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购物</text:span></text:p>
                      </text:list-item>
                      <text:list-item>
                        <text:p><text:span text:style-name="T8">视频点播</text:span></text:p>
                      </text:list-item>
                      <text:list-item>
                        <text:p><text:span text:style-name="T8">小说阅读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用户间的交互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在线游戏</text:span></text:p>
                      </text:list-item>
                      <text:list-item>
                        <text:p><text:span text:style-name="T8">论坛</text:span></text:p>
                      </text:list-item>
                      <text:list-item>
                        <text:p><text:span text:style-name="T8">社交类应用（</text:span><text:span text:style-name="T8">QQ</text:span><text:span text:style-name="T8">、微博等）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7">协同办公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数据在服务端，避免数据丢失</text:span></text:p>
                      </text:list-item>
                      <text:list-item>
                        <text:p><text:span text:style-name="T8">多人协作开发</text:span></text:p>
                        <text:list>
                          <text:list-item>
                            <text:p><text:span text:style-name="T9">git</text:span><text:span text:style-name="T9">、</text:span><text:span text:style-name="T9">svn</text:span></text:p>
                          </text:list-item>
                          <text:list-item>
                            <text:p><text:span text:style-name="T9">Google Do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3" draw:text-style-name="P5" draw:layer="layout" svg:width="23.911cm" svg:height="3.506cm" svg:x="2.058cm" svg:y="1.943cm" presentation:class="title">
          <draw:text-box>
            <text:p><text:span text:style-name="T10">服务端的开发</text:span></text:p>
          </draw:text-box>
        </draw:frame>
        <draw:frame presentation:style-name="pr4" draw:text-style-name="P6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1">Web servi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Apache (mysql+linux+php+apache)</text:span></text:p>
                      </text:list-item>
                      <text:list-item>
                        <text:p><text:span text:style-name="T12">Nginx</text:span></text:p>
                      </text:list-item>
                      <text:list-item>
                        <text:p><text:span text:style-name="T8">JSP</text:span><text:span text:style-name="T8">、</text:span><text:span text:style-name="T8">ASP</text:span><text:span text:style-name="T8">、</text:span><text:span text:style-name="T8">Flask</text:span><text:span text:style-name="T8">等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1">游戏服务器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TCP/UDP</text:span></text:p>
                      </text:list-item>
                      <text:list-item>
                        <text:p><text:span text:style-name="T8">通信协议</text:span><text:span text:style-name="T8">json</text:span><text:span text:style-name="T8">、</text:span><text:span text:style-name="T8">xml</text:span><text:span text:style-name="T8">等</text:span></text:p>
                        <text:list>
                          <text:list-item>
                            <text:p><text:span text:style-name="T8">RPC protobuf thrift juggle</text:span></text:p>
                          </text:list-item>
                        </text:list>
                      </text:list-item>
                      <text:list-item>
                        <text:p><text:span text:style-name="T8">加密</text:span><text:span text:style-name="T8">/</text:span><text:span text:style-name="T8">压缩</text:span></text:p>
                        <text:list>
                          <text:list-item>
                            <text:p><text:span text:style-name="T8">zip</text:span><text:span text:style-name="T8">、</text:span><text:span text:style-name="T8">7z/rsa</text:span><text:span text:style-name="T8">、</text:span><text:span text:style-name="T8">des</text:span></text:p>
                          </text:list-item>
                        </text:list>
                      </text:list-item>
                      <text:list-item>
                        <text:p><text:span text:style-name="T8">嵌入脚本语言</text:span></text:p>
                        <text:list>
                          <text:list-item>
                            <text:p><text:span text:style-name="T8">python</text:span><text:span text:style-name="T8">、</text:span><text:span text:style-name="T8">lu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>Scut</text:span><text:span text:style-name="T12">、</text:span><text:span text:style-name="T12">Pomelo</text:span><text:span text:style-name="T12">、</text:span><text:span text:style-name="T12">Proudnet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3" draw:text-style-name="P7" draw:layer="layout" svg:width="23.911cm" svg:height="3.506cm" svg:x="2.058cm" svg:y="1.943cm" presentation:class="title" presentation:user-transformed="true">
          <draw:text-box>
            <text:p><text:span text:style-name="T13">Web</text:span><text:span text:style-name="T13">服务器的架构</text:span></text:p>
          </draw:text-box>
        </draw:frame>
        <draw:frame presentation:style-name="pr4" draw:text-style-name="P8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12">简单的</text:span><text:span text:style-name="T12">web</text:span><text:span text:style-name="T12">服务器架构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多进程</text:span><text:span text:style-name="T12">/</text:span><text:span text:style-name="T12">多线程</text:span></text:p>
                      </text:list-item>
                      <text:list-item>
                        <text:p><text:span text:style-name="T12">支持有限的并发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负载均衡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Nginx</text:span><text:span text:style-name="T12">（七层负载均衡）</text:span></text:p>
                        <text:list>
                          <text:list-item>
                            <text:p><text:span text:style-name="T12">用户与负载均衡设备连接，设备转发到</text:span><text:span text:style-name="T12">webservice</text:span></text:p>
                          </text:list-item>
                        </text:list>
                      </text:list-item>
                      <text:list-item>
                        <text:p><text:span text:style-name="T12">LVS </text:span><text:span text:style-name="T12">（四层负载均衡）</text:span></text:p>
                        <text:list>
                          <text:list-item>
                            <text:p><text:span text:style-name="T12">本质上是路由设备</text:span></text:p>
                          </text:list-item>
                          <text:list-item>
                            <text:p><text:span text:style-name="T12">通过报文中的目标地址和端口，再加上负载均衡算法</text:span></text:p>
                            <text:p><text:span text:style-name="T12">选择内部服务器与客户端连接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  <text:p><text:span text:style-name="T12">网络</text:span><text:span text:style-name="T12">7</text:span><text:span text:style-name="T12">层协议</text:span><text:span text:style-name="T12">/</text:span><text:span text:style-name="T12">及路由原理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>
          <draw:text-box>
            <text:p><text:span text:style-name="T14">使用</text:span><text:span text:style-name="T14">Nginx</text:span><text:span text:style-name="T14">做负载均衡</text:span></text:p>
          </draw:text-box>
        </draw:frame>
        <draw:frame presentation:style-name="pr4" draw:text-style-name="P8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2">使用</text:span><text:span text:style-name="T12">nginx</text:span><text:span text:style-name="T12">做反向代理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5">location ^~ /phpMyAdmin/ { </text:span></text:p>
                        <text:p><text:span text:style-name="T15">proxy_pass 127.0.0.1:80 ; </text:span></text:p>
                        <text:p><text:span text:style-name="T15">} </text:span></text:p>
                        <text:p><text:span text:style-name="T15">location ~ \.php$ { </text:span></text:p>
                        <text:p><text:span text:style-name="T15">proxy_pass 158.37.70.143:80 ; </text:span></text:p>
                        <text:p><text:span text:style-name="T15">}</text:span><text:span text:style-name="T12"> 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使用</text:span><text:span text:style-name="T12">nginx</text:span><text:span text:style-name="T12">对同一个</text:span><text:span text:style-name="T12">url</text:span><text:span text:style-name="T12">请求做负载均衡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5">upstream scluster { </text:span></text:p>
                        <text:p><text:span text:style-name="T15">server 127.0.0.1:80 ; </text:span></text:p>
                        <text:p><text:span text:style-name="T15">server 158.37.70.143:80 ; </text:span></text:p>
                        <text:p><text:span text:style-name="T15">} </text:span></text:p>
                        <text:p><text:span text:style-name="T15">location ~ \.php$ { </text:span></text:p>
                        <text:p><text:span text:style-name="T15">proxy_pass http://scluster ;</text:span></text:p>
                        <text:p><text:span text:style-name="T15">} </text:span></text:p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>
          <draw:text-box>
            <text:p><text:span text:style-name="T14">硬件负载均衡</text:span></text:p>
          </draw:text-box>
        </draw:frame>
        <draw:frame presentation:style-name="pr4" draw:text-style-name="P8" draw:layer="layout" svg:width="23.384cm" svg:height="17.12cm" svg:x="2.285cm" svg:y="5.938cm" presentation:class="outline" presentation:user-transformed="true">
          <draw:text-box>
            <text:list text:style-name="L2">
              <text:list-item>
                <text:p><text:span text:style-name="T12">类似路由设备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客户端直接连接到</text:span><text:span text:style-name="T16">webservice</text:span></text:p>
                      </text:list-item>
                      <text:list-item>
                        <text:p><text:span text:style-name="T16">适用面广</text:span></text:p>
                      </text:list-item>
                      <text:list-item>
                        <text:p><text:span text:style-name="T16">没有额外流量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</text:list-header>
              <text:list-item>
                <text:p><text:span text:style-name="T12">不同场合的权衡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5">前端硬件负载均衡，后端</text:span><text:span text:style-name="T15">nginx/apache</text:span></text:p>
                      </text:list-item>
                      <text:list-item>
                        <text:p><text:span text:style-name="T15">使用</text:span><text:span text:style-name="T15">nginx</text:span><text:span text:style-name="T15">做静态文件服务器</text:span></text:p>
                      </text:list-item>
                      <text:list-item>
                        <text:p><text:span text:style-name="T15">CD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/></text:p>
                <text:p><text:span text:style-name="T12">扩展</text:span><text:span text:style-name="T12">1</text:span><text:span text:style-name="T12">：网络七层模型</text:span></text:p>
                <text:p><text:span text:style-name="T12">扩展</text:span><text:span text:style-name="T12">2</text:span><text:span text:style-name="T12">：实现一个简单的网站</text:span></text:p>
                <text:p><text:span text:style-name="T12">扩展</text:span><text:span text:style-name="T12">3</text:span><text:span text:style-name="T12">：使用</text:span><text:span text:style-name="T12">palsk</text:span><text:span text:style-name="T12">扩展</text:span><text:span text:style-name="T12">2</text:span><text:span text:style-name="T12">的网站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draw:frame presentation:style-name="pr3" draw:text-style-name="P7" draw:layer="layout" svg:width="23.911cm" svg:height="3.506cm" svg:x="2.058cm" svg:y="1.943cm" presentation:class="title" presentation:user-transformed="true">
          <draw:text-box>
            <text:p><text:span text:style-name="T13">游戏服务器</text:span></text:p>
          </draw:text-box>
        </draw:frame>
        <draw:frame presentation:style-name="pr4" draw:text-style-name="P8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2">游戏服务器的要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7">玩家接入</text:span></text:p>
                      </text:list-item>
                      <text:list-item>
                        <text:p><text:span text:style-name="T17">为玩家提供游戏内逻辑服务</text:span></text:p>
                      </text:list-item>
                      <text:list-item>
                        <text:p><text:span text:style-name="T17">数据存储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应对不同的需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7">休闲游戏</text:span></text:p>
                        <text:list>
                          <text:list-item>
                            <text:p><text:span text:style-name="T17">轻交互，主要是手游和页游，一般以</text:span><text:span text:style-name="T17">http</text:span><text:span text:style-name="T17">服务器替代</text:span></text:p>
                          </text:list-item>
                        </text:list>
                      </text:list-item>
                      <text:list-item>
                        <text:p><text:span text:style-name="T17">MMORPG</text:span></text:p>
                        <text:list>
                          <text:list-item>
                            <text:p><text:span text:style-name="T17">强交互，使用</text:span><text:span text:style-name="T17">c++&amp;</text:span><text:span text:style-name="T17">脚本语言编写，强调性能</text:span></text:p>
                          </text:list-item>
                        </text:list>
                      </text:list-item>
                      <text:list-item>
                        <text:p><text:span text:style-name="T17">Moba</text:span></text:p>
                        <text:list>
                          <text:list-item>
                            <text:p><text:span text:style-name="T17">实时交互，与</text:span><text:span text:style-name="T17">MMORPG</text:span><text:span text:style-name="T17">类似，但是要求更低的网络延迟和性能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游戏服务器需要的技术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7">网络通信</text:span><text:span text:style-name="T17">TCP/UDP</text:span></text:p>
                      </text:list-item>
                      <text:list-item>
                        <text:p><text:span text:style-name="T17">数据库</text:span></text:p>
                      </text:list-item>
                      <text:list-item>
                        <text:p><text:span text:style-name="T17">脚本语言与</text:span><text:span text:style-name="T17">c++</text:span><text:span text:style-name="T17">的交互</text:span></text:p>
                      </text:list-item>
                      <text:list-item>
                        <text:p><text:span text:style-name="T17">rp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 presentation:user-transformed="true">
          <draw:text-box>
            <text:p><text:span text:style-name="T14">服务器编程—网络层</text:span></text:p>
          </draw:text-box>
        </draw:frame>
        <draw:frame presentation:style-name="pr4" draw:text-style-name="P10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8">网络层的要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性能</text:span></text:p>
                      </text:list-item>
                      <text:list-item>
                        <text:p><text:span text:style-name="T19">易用</text:span></text:p>
                      </text:list-item>
                      <text:list-item>
                        <text:p><text:span text:style-name="T19">稳定</text:span></text:p>
                      </text:list-item>
                      <text:list-item>
                        <text:p><text:span text:style-name="T19">跨平台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8">针对不同需求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9">一般采用</text:span><text:span text:style-name="T19">TCP</text:span></text:p>
                      </text:list-item>
                      <text:list-item>
                        <text:p><text:span text:style-name="T19">在允许丢包，要求极低延迟的场合，比如音频、视频、位置同</text:span></text:p>
                        <text:p><text:span text:style-name="T19">步等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>扩展：网络库及</text:span><text:span text:style-name="T12">API</text:span><text:span text:style-name="T12">设计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>
          <draw:text-box>
            <text:p><text:span text:style-name="T14">数据库</text:span></text:p>
          </draw:text-box>
        </draw:frame>
        <draw:frame presentation:style-name="pr4" draw:text-style-name="P8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12">My</text:span><text:span text:style-name="T20">SQ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0">传统的关系型数据库</text:span></text:p>
                      </text:list-item>
                      <text:list-item>
                        <text:p><text:span text:style-name="T20">庞大的开源社区</text:span></text:p>
                      </text:list-item>
                      <text:list-item>
                        <text:p><text:span text:style-name="T20">来自</text:span><text:span text:style-name="T20">Oracle</text:span><text:span text:style-name="T20">的商业支持</text:span></text:p>
                      </text:list-item>
                      <text:list-item>
                        <text:p><text:span text:style-name="T20">MySQL Cluster</text:span><text:span text:style-name="T20">的集群支持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Mongo DB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0">新兴的</text:span><text:span text:style-name="T20">no-sql</text:span><text:span text:style-name="T20">数据库</text:span></text:p>
                      </text:list-item>
                      <text:list-item>
                        <text:p><text:span text:style-name="T20">开源社区的支持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20">备注</text:span><text:span text:style-name="T20">1</text:span><text:span text:style-name="T20">：</text:span><text:span text:style-name="T20">MsySQL5.7</text:span><text:span text:style-name="T20">原生</text:span><text:span text:style-name="T20">JSON</text:span><text:span text:style-name="T20">支持</text:span></text:p>
                <text:p><text:span text:style-name="T20">备注</text:span><text:span text:style-name="T20">2</text:span><text:span text:style-name="T20">：其他流行的数据库比如</text:span><text:span text:style-name="T20">oracle PostgreSQL</text:span></text:p>
                <text:p><text:span text:style-name="T20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novelty" presentation:presentation-page-layout-name="AL2T1">
        <draw:frame presentation:style-name="pr3" draw:text-style-name="P9" draw:layer="layout" svg:width="23.911cm" svg:height="3.506cm" svg:x="2.058cm" svg:y="1.943cm" presentation:class="title" presentation:user-transformed="true">
          <draw:text-box>
            <text:p><text:span text:style-name="T14">使用脚本语言编写逻辑</text:span></text:p>
          </draw:text-box>
        </draw:frame>
        <draw:frame presentation:style-name="pr4" draw:text-style-name="P8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12">在服务器端使用</text:span><text:span text:style-name="T12">python</text:span><text:span text:style-name="T12">、</text:span><text:span text:style-name="T12">lua</text:span><text:span text:style-name="T12">等脚本语言编写逻辑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1">在</text:span><text:span text:style-name="T21">C++</text:span><text:span text:style-name="T21">层嵌入脚本语言代码</text:span></text:p>
                      </text:list-item>
                      <text:list-item>
                        <text:p><text:span text:style-name="T21">用脚本语言调用</text:span><text:span text:style-name="T21">c++</text:span><text:span text:style-name="T21">扩展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2">使用</text:span><text:span text:style-name="T12">c++</text:span><text:span text:style-name="T12">扩展</text:span><text:span text:style-name="T12">pyth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1">在</text:span><text:span text:style-name="T21">python</text:span><text:span text:style-name="T21">中调用</text:span><text:span text:style-name="T21">c</text:span><text:span text:style-name="T21">函数</text:span></text:p>
                      </text:list-item>
                      <text:list-item>
                        <text:p><text:span text:style-name="T21">使用</text:span><text:span text:style-name="T21">c</text:span><text:span text:style-name="T21">创建</text:span><text:span text:style-name="T21">python</text:span><text:span text:style-name="T21">类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2">备注：</text:span><text:span text:style-name="T12">pythontext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>
          <draw:text-box>
            <text:p>RPC</text:p>
          </draw:text-box>
        </draw:frame>
        <draw:frame presentation:style-name="pr4" draw:text-style-name="P11" draw:layer="layout" svg:width="23.384cm" svg:height="13.23cm" svg:x="2.285cm" svg:y="5.938cm" presentation:class="outline">
          <draw:text-box>
            <text:list text:style-name="L2">
              <text:list-item>
                <text:p text:style-name="P11"><text:span text:style-name="T22">常用的</text:span><text:span text:style-name="T22">RPC <text:s text:c="2"/>protobuf</text:span><text:span text:style-name="T22">、</text:span><text:span text:style-name="T22">thrift</text:span></text:p>
              </text:list-item>
              <text:list-item>
                <text:p text:style-name="P11"><text:span text:style-name="T22">使用函数调用隐藏网络通信的细节</text:span></text:p>
              </text:list-item>
              <text:list-item>
                <text:p text:style-name="P11"><text:span text:style-name="T22">使用</text:span><text:span text:style-name="T22">DSL</text:span><text:span text:style-name="T22">语言便于不同语言的协同工作</text:span></text:p>
                <text:p text:style-name="P11"><text:span text:style-name="T22"/></text:p>
              </text:list-item>
            </text:list>
            <text:list text:style-name="L3">
              <text:list-item>
                <text:list>
                  <text:list-header>
                    <text:p><text:span text:style-name="T23">备注：</text:span><text:span text:style-name="T24">https://github.com/theDarkForce/darkforce/tree/master/juggl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draw:background-size="border" draw:fill="none" draw:fill-color="#cccc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novelty" style:page-layout-name="PM1" draw:style-name="Mdp3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6T20:33:14.50</meta:creation-date>
    <meta:editing-duration>PT11H54M10S</meta:editing-duration>
    <meta:editing-cycles>154</meta:editing-cycles>
    <dc:date>2015-10-07T23:20:38.35</dc:date>
    <meta:generator>OpenOffice.org/3.4.1$Win32 OpenOffice.org_project/341m1$Build-9593</meta:generator>
    <meta:document-statistic meta:object-count="78"/>
  </office:meta>
</office:document-meta>
</file>